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44af56"/>
    </style:style>
    <style:style style:name="P2" style:family="paragraph" style:parent-style-name="Text_20_body" style:list-style-name="L1">
      <style:text-properties officeooo:paragraph-rsid="005fa4aa"/>
    </style:style>
    <style:style style:name="P3" style:family="paragraph" style:parent-style-name="Text_20_body" style:list-style-name="L1">
      <style:text-properties officeooo:rsid="001ed1ca" officeooo:paragraph-rsid="003b58b1"/>
    </style:style>
    <style:style style:name="P4" style:family="paragraph" style:parent-style-name="Text_20_body" style:list-style-name="L1">
      <style:text-properties officeooo:rsid="001ed1ca" officeooo:paragraph-rsid="0020d7e0"/>
    </style:style>
    <style:style style:name="P5" style:family="paragraph" style:parent-style-name="Text_20_body" style:list-style-name="L1">
      <style:text-properties fo:language="uk" fo:country="UA" officeooo:paragraph-rsid="00603bb2"/>
    </style:style>
    <style:style style:name="P6" style:family="paragraph" style:parent-style-name="Text_20_body" style:list-style-name="L1">
      <style:text-properties fo:language="uk" fo:country="UA" officeooo:rsid="0061f961" officeooo:paragraph-rsid="0061f961"/>
    </style:style>
    <style:style style:name="P7" style:family="paragraph" style:parent-style-name="Text_20_body" style:list-style-name="L1">
      <style:text-properties fo:language="uk" fo:country="UA" officeooo:rsid="00653ecc" officeooo:paragraph-rsid="00653ecc"/>
    </style:style>
    <style:style style:name="P8" style:family="paragraph" style:parent-style-name="Text_20_body" style:list-style-name="L1">
      <style:text-properties fo:language="uk" fo:country="UA" officeooo:rsid="00653ecc" officeooo:paragraph-rsid="00669d94"/>
    </style:style>
    <style:style style:name="P9" style:family="paragraph" style:parent-style-name="Text_20_body" style:list-style-name="L1">
      <style:text-properties fo:language="uk" fo:country="UA" officeooo:rsid="00669d94" officeooo:paragraph-rsid="00669d94"/>
    </style:style>
    <style:style style:name="P10" style:family="paragraph" style:parent-style-name="Text_20_body" style:list-style-name="L1">
      <style:text-properties officeooo:rsid="0020d7e0" officeooo:paragraph-rsid="0020d7e0"/>
    </style:style>
    <style:style style:name="P11" style:family="paragraph" style:parent-style-name="Text_20_body" style:list-style-name="L1">
      <style:text-properties officeooo:rsid="0029d730" officeooo:paragraph-rsid="0039c03c"/>
    </style:style>
    <style:style style:name="P12" style:family="paragraph" style:parent-style-name="Text_20_body" style:list-style-name="L1">
      <style:text-properties officeooo:rsid="005fa4aa" officeooo:paragraph-rsid="005fa4aa"/>
    </style:style>
    <style:style style:name="P13" style:family="paragraph" style:parent-style-name="Code">
      <style:text-properties officeooo:rsid="005ae1c5" officeooo:paragraph-rsid="005ae1c5"/>
    </style:style>
    <style:style style:name="T1" style:family="text">
      <style:text-properties officeooo:rsid="001ed1ca"/>
    </style:style>
    <style:style style:name="T2" style:family="text">
      <style:text-properties officeooo:rsid="005ae1c5"/>
    </style:style>
    <style:style style:name="T3" style:family="text">
      <style:text-properties officeooo:rsid="005fa4aa"/>
    </style:style>
    <style:style style:name="T4" style:family="text">
      <style:text-properties fo:language="uk" fo:country="UA"/>
    </style:style>
    <style:style style:name="T5" style:family="text">
      <style:text-properties officeooo:rsid="00603bb2"/>
    </style:style>
    <style:style style:name="T6" style:family="text">
      <style:text-properties officeooo:rsid="005e5e3e"/>
    </style:style>
    <style:style style:name="T7" style:family="text">
      <style:text-properties officeooo:rsid="005868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програмування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p text:style-name="Text_20_body"/>
      <text:list xml:id="list6356336219398590721" text:style-name="L1">
        <text:list-item>
          <text:p text:style-name="P3">Постановка задачі: Написати програму, у якій були би розроблені 2 функції, імітуючі дії стандартних строкових функцій (strcpy та memove). Вибір функцій здійснюються за допомогою пунктів меню.</text:p>
        </text:list-item>
        <text:list-item>
          <text:p text:style-name="P4">Опис ходу розв’язку:</text:p>
          <text:list>
            <text:list-item>
              <text:p text:style-name="P5"><text:span text:style-name="T5">Задається функція stringcopy, яка імітує strcpy, але працює повільніше так яка частина коду в strcpy на асемблері. У функції </text:span><text:bookmark text:name="result_box1"/>за допомогою адрес<text:span text:style-name="T5">у</text:span> відбувається ітерація і присвоювання і виводитися адрес<text:span text:style-name="T5">а</text:span> першого елемента масиву.</text:p>
            </text:list-item>
            <text:list-item>
              <text:p text:style-name="P5"><text:span text:style-name="T5">Задається функція memorymove, яка імітує memmove, працює схоже як і функція stringcopy, але переноситься тільки частина блоку </text:span><text:bookmark text:name="result_box2"/>пам'яті <text:span text:style-name="T5">і ітерація може відбуватися у зворотньому напрямку, якщо блоки </text:span><text:bookmark text:name="result_box3"/>перетинаються.</text:p>
            </text:list-item>
            <text:list-item>
              <text:p text:style-name="P5"><text:span text:style-name="T7">Задається функція ign_other, у якій будуть ігноруватися усі данні до кінця рядка для того щоб </text:span><text:bookmark text:name="result_box4"/>непотрібні дані не заважали в майбутньому.</text:p>
            </text:list-item>
            <text:list-item>
              <text:p text:style-name="P5"><text:span text:style-name="T6">Задається функція get_string, яка забирає рядок з консолі фбо з файлу та зберігає його у масив, а розмір рядка </text:span><text:bookmark text:name="result_box11"/>обмежується <text:span text:style-name="T6">максимально доступним значенням int, а також розмір збільшується частинами рівними CHUNK (128).</text:span></text:p>
            </text:list-item>
            <text:list-item>
              <text:p text:style-name="P6">У головній функції виконуються такі дії:</text:p>
              <text:list>
                <text:list-item>
                  <text:p text:style-name="P7">Виконується меню, доки не отримаємо потрібну відповідь, що робити далі</text:p>
                </text:list-item>
                <text:list-item>
                  <text:p text:style-name="P7">Запитується потрібний рядок.</text:p>
                </text:list-item>
                <text:list-item>
                  <text:p text:style-name="P7">Далі якщо вибрали у меню <text:span text:style-name="T5">stringcopy:</text:span></text:p>
                  <text:list>
                    <text:list-item>
                      <text:p text:style-name="P7">Задаються два рядки схожого роміру (string1 і string2)</text:p>
                    </text:list-item>
                    <text:list-item>
                      <text:p text:style-name="P7">Виконується копіювання введеного рядка у string1, а далі з string1 у string2 за допомогою <text:span text:style-name="T5">stringcopy.</text:span></text:p>
                    </text:list-item>
                    <text:list-item>
                      <text:p text:style-name="P7">Замірюється час виконання <text:span text:style-name="T5">stringcopy.</text:span></text:p>
                    </text:list-item>
                    <text:list-item>
                      <text:p text:style-name="P7">Виконується копіювання введеного рядка у string1, а далі з string1 у string2 за допомогою <text:span text:style-name="T5">strcpy.</text:span></text:p>
                    </text:list-item>
                    <text:list-item>
                      <text:p text:style-name="P7"><text:soft-page-break/>Замірюється час виконання <text:span text:style-name="T5">strcpy.</text:span></text:p>
                    </text:list-item>
                    <text:list-item>
                      <text:p text:style-name="P7">Виводиться відношення швидкостей.</text:p>
                    </text:list-item>
                  </text:list>
                </text:list-item>
                <text:list-item>
                  <text:p text:style-name="P7">Якщо вибрали у меню memmove<text:span text:style-name="T5">:</text:span></text:p>
                  <text:list>
                    <text:list-item>
                      <text:p text:style-name="P9">Дублюється введений рядок у змінну b.</text:p>
                    </text:list-item>
                    <text:list-item>
                      <text:p text:style-name="P9">Запитуються потрібні данні для виконання переносу блока.</text:p>
                    </text:list-item>
                    <text:list-item>
                      <text:p text:style-name="P9">Виконується memorymove для введеного рядка</text:p>
                    </text:list-item>
                    <text:list-item>
                      <text:p text:style-name="P9">Виконується memmove для b.</text:p>
                    </text:list-item>
                    <text:list-item>
                      <text:p text:style-name="P8">Виводиться відношення швидкостей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Вихідний текст програми розв’язку задачі</text:p>
        </text:list-item>
      </text:list>
      <text:p text:style-name="P13">#include &lt;stdio.h&gt;</text:p>
      <text:p text:style-name="P13">#include &lt;stdlib.h&gt;</text:p>
      <text:p text:style-name="P13">#include &lt;string.h&gt;</text:p>
      <text:p text:style-name="P13">#include &lt;time.h&gt;</text:p>
      <text:p text:style-name="P13">#include &lt;limits.h&gt;</text:p>
      <text:p text:style-name="P13">#define CHUNK 128</text:p>
      <text:p text:style-name="P13"/>
      <text:p text:style-name="P13">/* Copy string from source (second argument) to destanation (first argument) */</text:p>
      <text:p text:style-name="P13">char *stringcopy(char *d, const char *s) {</text:p>
      <text:p text:style-name="P13"><text:tab/>// Saving begining of destanation string</text:p>
      <text:p text:style-name="P13"><text:tab/>char *saved = d;</text:p>
      <text:p text:style-name="P13"><text:tab/>// While current character is not zero copy each</text:p>
      <text:p text:style-name="P13"><text:tab/>// character from source to destanation string</text:p>
      <text:p text:style-name="P13"><text:tab/>while (*s)</text:p>
      <text:p text:style-name="P13"><text:tab/><text:tab/>// Same as *d = *s;d++;s++;</text:p>
      <text:p text:style-name="P13"><text:tab/><text:tab/>// Copy character from s to d</text:p>
      <text:p text:style-name="P13"><text:tab/><text:tab/>// then increase d and s</text:p>
      <text:p text:style-name="P13"><text:tab/><text:tab/>*d++ = *s++;</text:p>
      <text:p text:style-name="P13"><text:tab/>*d = 0; // Make end of string by zero</text:p>
      <text:p text:style-name="P13"><text:tab/>return saved; // Returning destanation string</text:p>
      <text:p text:style-name="P13">}</text:p>
      <text:p text:style-name="P13"/>
      <text:p text:style-name="P13">/* Move block of memory from source (second argument)</text:p>
      <text:p text:style-name="P13"><text:s/>* to destanation (first argument) with size of third argument */</text:p>
      <text:p text:style-name="P13">void *memorymove(void *dest, const void *src, long c) {</text:p>
      <text:p text:style-name="P13"><text:tab/>// Create dynamic pointers</text:p>
      <text:p text:style-name="P13"><text:tab/>char * d = (char*) dest;</text:p>
      <text:p text:style-name="P13"><text:tab/>const char * s = (const char*) src;</text:p>
      <text:p text:style-name="P13"><text:tab/>// Check that memory block not overlaps</text:p>
      <text:p text:style-name="P13"><text:tab/>// and if they will overlap copy blocks in reverse direction</text:p>
      <text:p text:style-name="P13"><text:tab/>if (d - s &lt;= c) {</text:p>
      <text:p text:style-name="P13"><text:tab/><text:tab/>// While count is not zero decrease counter and</text:p>
      <text:p text:style-name="P13"><text:tab/><text:tab/>// copy character from source to destanation block</text:p>
      <text:p text:style-name="P13"><text:tab/><text:tab/>while (c--)</text:p>
      <text:p text:style-name="P13"><text:tab/><text:tab/><text:tab/>*d++ = *s++;</text:p>
      <text:p text:style-name="P13"><text:tab/><text:tab/>return dest;</text:p>
      <text:p text:style-name="P13"><text:tab/>} else {</text:p>
      <text:p text:style-name="P13"><text:tab/><text:tab/>// Add to each pointers count number</text:p>
      <text:p text:style-name="P13"><text:tab/><text:tab/>d+=c;s+=c;</text:p>
      <text:p text:style-name="P13"><text:tab/><text:tab/>// While count is not zero decrease counter and</text:p>
      <text:p text:style-name="P13"><text:tab/><text:tab/>// copy character from source to destanation block</text:p>
      <text:p text:style-name="P13"><text:tab/><text:tab/>while (c--)</text:p>
      <text:p text:style-name="P13"><text:soft-page-break/><text:tab/><text:tab/><text:tab/>*d-- = *s--;</text:p>
      <text:p text:style-name="P13"><text:tab/><text:tab/>return dest;</text:p>
      <text:p text:style-name="P13"><text:tab/>}</text:p>
      <text:p text:style-name="P13">}</text:p>
      <text:p text:style-name="P13"/>
      <text:p text:style-name="P13">void ign_other(FILE * input) {</text:p>
      <text:p text:style-name="P13"><text:tab/>char c = 0;</text:p>
      <text:p text:style-name="P13"><text:tab/>while ((c = fgetc(input)) != EOF &amp;&amp; c != '\n') {}</text:p>
      <text:p text:style-name="P13">}</text:p>
      <text:p text:style-name="P13"/>
      <text:p text:style-name="P13">char * get_string (FILE * input, char * status, int * len) {</text:p>
      <text:p text:style-name="P13"><text:tab/>char * a = (char *) calloc(CHUNK,sizeof(char)), ch = EOF;</text:p>
      <text:p text:style-name="P13"><text:tab/>int length = 0;</text:p>
      <text:p text:style-name="P13"><text:tab/>while (ch) {</text:p>
      <text:p text:style-name="P13"><text:tab/><text:tab/>ch = fgetc(input);</text:p>
      <text:p text:style-name="P13"><text:tab/><text:tab/>if (length &gt;= INT_MAX - 2 * CHUNK || ch == EOF || ch == '\n') {</text:p>
      <text:p text:style-name="P13"><text:tab/><text:tab/><text:tab/>if (ch == EOF)</text:p>
      <text:p text:style-name="P13"><text:tab/><text:tab/><text:tab/><text:tab/>*status = 2;</text:p>
      <text:p text:style-name="P13"><text:tab/><text:tab/><text:tab/>else if (ch == '\n')</text:p>
      <text:p text:style-name="P13"><text:tab/><text:tab/><text:tab/><text:tab/>*status = 3;</text:p>
      <text:p text:style-name="P13"><text:tab/><text:tab/><text:tab/>else if (length &gt;= INT_MAX - 2 * CHUNK)</text:p>
      <text:p text:style-name="P13"><text:tab/><text:tab/><text:tab/><text:tab/>*status = 1;</text:p>
      <text:p text:style-name="P13"><text:tab/><text:tab/><text:tab/>ch = 0;</text:p>
      <text:p text:style-name="P13"><text:tab/><text:tab/>}</text:p>
      <text:p text:style-name="P13"><text:tab/><text:tab/>if (length % CHUNK == CHUNK - 1)</text:p>
      <text:p text:style-name="P13"><text:tab/><text:tab/><text:tab/>a = (char *) realloc (a, (length + CHUNK + 1) * sizeof(char));</text:p>
      <text:p text:style-name="P13"><text:tab/><text:tab/>a[length++] = ch;</text:p>
      <text:p text:style-name="P13"><text:tab/>}</text:p>
      <text:p text:style-name="P13"><text:tab/>*len = length;</text:p>
      <text:p text:style-name="P13"><text:tab/>return a;</text:p>
      <text:p text:style-name="P13">}</text:p>
      <text:p text:style-name="P13"/>
      <text:p text:style-name="P13">int main() {</text:p>
      <text:p text:style-name="P13"><text:tab/>// Debbuging clock</text:p>
      <text:p text:style-name="P13"><text:tab/>clock_t start, end;</text:p>
      <text:p text:style-name="P13"><text:tab/>double cpu_time_used1,cpu_time_used2;</text:p>
      <text:p text:style-name="P13"><text:tab/>char answer = 0, *a, status = 0;</text:p>
      <text:p text:style-name="P13"><text:tab/>int length = 0;</text:p>
      <text:p text:style-name="P13"><text:tab/>// While answer is incorrect make menu</text:p>
      <text:p text:style-name="P13"><text:tab/>while (answer &lt; 1 || answer &gt; 2) {</text:p>
      <text:p text:style-name="P13"><text:tab/><text:tab/>// Ask menu</text:p>
      <text:p text:style-name="P13"><text:tab/><text:tab/>printf("Выберете фукцию:\n1. strcpy()\n2. memmove()\n3. exit()\n");</text:p>
      <text:p text:style-name="P13"><text:tab/><text:tab/>// Get answer</text:p>
      <text:p text:style-name="P13"><text:tab/><text:tab/>answer = getchar()-'0';</text:p>
      <text:p text:style-name="P13"><text:tab/><text:tab/>// Ignore all after answer to avoid incorrect data in future</text:p>
      <text:p text:style-name="P13"><text:tab/><text:tab/>ign_other(stdin);</text:p>
      <text:p text:style-name="P13"><text:tab/><text:tab/>// Exit if answer is 3</text:p>
      <text:p text:style-name="P13"><text:tab/><text:tab/>if (answer == 3) exit(0);</text:p>
      <text:p text:style-name="P13"><text:tab/><text:tab/>// Else ask to try again</text:p>
      <text:p text:style-name="P13"><text:tab/><text:tab/>else if (answer &lt; 1 || answer &gt; 2) {</text:p>
      <text:p text:style-name="P13"><text:tab/><text:tab/><text:tab/>system("clear");</text:p>
      <text:p text:style-name="P13"><text:tab/><text:tab/><text:tab/>printf("Вводить нужно только цифры от 1 до 3. Попробуйте ещё\n");</text:p>
      <text:p text:style-name="P13"><text:tab/><text:tab/>}</text:p>
      <text:p text:style-name="P13"><text:tab/>}</text:p>
      <text:p text:style-name="P13"><text:tab/>while (status &lt; 2) {</text:p>
      <text:p text:style-name="P13"><text:tab/><text:tab/>printf("Введите строку: ");</text:p>
      <text:p text:style-name="P13"><text:tab/><text:tab/>a = get_string(stdin,&amp;status,&amp;length);</text:p>
      <text:p text:style-name="P13"><text:tab/><text:tab/>if (status == 1) {</text:p>
      <text:p text:style-name="P13"><text:soft-page-break/><text:tab/><text:tab/><text:tab/>system("clear");</text:p>
      <text:p text:style-name="P13"><text:tab/><text:tab/><text:tab/>printf("Слишком длинная строчка, максимальная длина строчки %i. Попробуйте ещё.\n", INT_MAX - 2 * CHUNK);</text:p>
      <text:p text:style-name="P13"><text:tab/><text:tab/><text:tab/>ign_other(stdin);</text:p>
      <text:p text:style-name="P13"><text:tab/><text:tab/>}</text:p>
      <text:p text:style-name="P13"><text:tab/><text:tab/>if (status &lt; 2) free(a);</text:p>
      <text:p text:style-name="P13"><text:tab/>}</text:p>
      <text:p text:style-name="P13"><text:tab/>// Make something by answer</text:p>
      <text:p text:style-name="P13"><text:tab/>if (answer == 1) {</text:p>
      <text:p text:style-name="P13"><text:tab/><text:tab/>// Create strings with certain length, to avoid overflows</text:p>
      <text:p text:style-name="P13"><text:tab/><text:tab/>char string1[length],string2[length];</text:p>
      <text:p text:style-name="P13"><text:tab/><text:tab/>// Saving starting time</text:p>
      <text:p text:style-name="P13"><text:tab/><text:tab/>start = clock();</text:p>
      <text:p text:style-name="P13"><text:tab/><text:tab/>printf("Воспользуемся самодельными функциями\n");</text:p>
      <text:p text:style-name="P13"><text:tab/><text:tab/>// Copying a to string1</text:p>
      <text:p text:style-name="P13"><text:tab/><text:tab/>printf("Копируем введенную строчку в string1\n");</text:p>
      <text:p text:style-name="P13"><text:tab/><text:tab/>stringcopy(string1,a);</text:p>
      <text:p text:style-name="P13"><text:tab/><text:tab/>// Copying string1 to string2</text:p>
      <text:p text:style-name="P13"><text:tab/><text:tab/>printf("Копируем string1 в string2\n");</text:p>
      <text:p text:style-name="P13"><text:tab/><text:tab/>stringcopy(string2,string1);</text:p>
      <text:p text:style-name="P13"><text:tab/><text:tab/>printf("string1: %s\nstring2: %s\n",string1,string2);</text:p>
      <text:p text:style-name="P13"><text:tab/><text:tab/>// Saving ending time</text:p>
      <text:p text:style-name="P13"><text:tab/><text:tab/>end = clock();</text:p>
      <text:p text:style-name="P13"><text:tab/><text:tab/>// Get execution time</text:p>
      <text:p text:style-name="P13"><text:tab/><text:tab/>cpu_time_used1 = ((double) (end - start));</text:p>
      <text:p text:style-name="P13"><text:tab/><text:tab/>printf("Операции выполнились за %f милисекунд\n",cpu_time_used1);</text:p>
      <text:p text:style-name="P13"><text:tab/><text:tab/>// Saving starting time</text:p>
      <text:p text:style-name="P13"><text:tab/><text:tab/>start = clock();</text:p>
      <text:p text:style-name="P13"><text:tab/><text:tab/>printf("Воспользуемся стандартными функциями\n");</text:p>
      <text:p text:style-name="P13"><text:tab/><text:tab/>// Copying a to string1</text:p>
      <text:p text:style-name="P13"><text:tab/><text:tab/>printf("Копируем введенную строчку в string1\n");</text:p>
      <text:p text:style-name="P13"><text:tab/><text:tab/>strcpy(string1,a);</text:p>
      <text:p text:style-name="P13"><text:tab/><text:tab/>// Copying string1 to string2</text:p>
      <text:p text:style-name="P13"><text:tab/><text:tab/>printf("Копируем string1 в string2\n");</text:p>
      <text:p text:style-name="P13"><text:tab/><text:tab/>strcpy(string2,string1);</text:p>
      <text:p text:style-name="P13"><text:tab/><text:tab/>printf("string1: %s\nstring2: %s\n",string1,string2);</text:p>
      <text:p text:style-name="P13"><text:tab/><text:tab/>// Saving ending time</text:p>
      <text:p text:style-name="P13"><text:tab/><text:tab/>end = clock();</text:p>
      <text:p text:style-name="P13"><text:tab/><text:tab/>// Get execution time</text:p>
      <text:p text:style-name="P13"><text:tab/><text:tab/>cpu_time_used2 = ((double) (end - start));</text:p>
      <text:p text:style-name="P13"><text:tab/><text:tab/>// Show debug data</text:p>
      <text:p text:style-name="P13"><text:tab/><text:tab/>printf("Операции выполнились за %f милисекунд\n",cpu_time_used2);</text:p>
      <text:p text:style-name="P13"><text:tab/><text:tab/>printf("Производительность уменьшилась в %f\n",cpu_time_used1/cpu_time_used2);</text:p>
      <text:p text:style-name="P13"><text:tab/>} else {</text:p>
      <text:p text:style-name="P13"><text:tab/><text:tab/>int x=0,y=0,l=0;</text:p>
      <text:p text:style-name="P13"><text:tab/><text:tab/>char b[length];</text:p>
      <text:p text:style-name="P13"><text:tab/><text:tab/>strcpy(b,a);</text:p>
      <text:p text:style-name="P13"><text:tab/><text:tab/>while (x == y || x+l &gt; length || y+l &gt; length || length == 0) {</text:p>
      <text:p text:style-name="P13"><text:tab/><text:tab/><text:tab/>// Input destanation memory block position</text:p>
      <text:p text:style-name="P13"><text:tab/><text:tab/><text:tab/>printf("Введите позицию блока которую хотите заменить: ");</text:p>
      <text:p text:style-name="P13"><text:tab/><text:tab/><text:tab/>scanf("%i",&amp;x);</text:p>
      <text:p text:style-name="P13"><text:tab/><text:tab/><text:tab/>// Input source memory block position</text:p>
      <text:p text:style-name="P13"><text:tab/><text:tab/><text:tab/>printf("Введите позицию блока с помощью которой хотите заменить: ");</text:p>
      <text:p text:style-name="P13"><text:tab/><text:tab/><text:tab/>scanf("%i",&amp;y);</text:p>
      <text:p text:style-name="P13"><text:tab/><text:tab/><text:tab/>// Input length of memory block</text:p>
      <text:p text:style-name="P13"><text:tab/><text:tab/><text:tab/>printf("Введите длину блока: ");</text:p>
      <text:p text:style-name="P13"><text:soft-page-break/><text:tab/><text:tab/><text:tab/>scanf("%i",&amp;l);</text:p>
      <text:p text:style-name="P13"><text:tab/><text:tab/><text:tab/>// Warn on incorrect input data</text:p>
      <text:p text:style-name="P13"><text:tab/><text:tab/><text:tab/>if (x == y || x+l &gt; length || y+l &gt; length || length == 0) {</text:p>
      <text:p text:style-name="P13"><text:tab/><text:tab/><text:tab/><text:tab/>system("clear");</text:p>
      <text:p text:style-name="P13"><text:tab/><text:tab/><text:tab/><text:tab/>if (x == y || length == 0)</text:p>
      <text:p text:style-name="P13"><text:tab/><text:tab/><text:tab/><text:tab/><text:tab/>printf("Ничего не поменяеться. ");</text:p>
      <text:p text:style-name="P13"><text:tab/><text:tab/><text:tab/><text:tab/>else if (x+l &gt; length || y+l &gt; length)</text:p>
      <text:p text:style-name="P13"><text:tab/><text:tab/><text:tab/><text:tab/><text:tab/>printf("Блок памяти вылазит за строку");</text:p>
      <text:p text:style-name="P13"><text:tab/><text:tab/><text:tab/><text:tab/>printf("Попробуйте ещё\n");</text:p>
      <text:p text:style-name="P13"><text:tab/><text:tab/><text:tab/>}</text:p>
      <text:p text:style-name="P13"><text:tab/><text:tab/>}</text:p>
      <text:p text:style-name="P13"><text:tab/><text:tab/>// Saving starting time</text:p>
      <text:p text:style-name="P13"><text:tab/><text:tab/>start = clock();</text:p>
      <text:p text:style-name="P13"><text:tab/><text:tab/>printf("Воспользуемся самодельными функциями\n");</text:p>
      <text:p text:style-name="P13"><text:tab/><text:tab/>// Move memory block from x to y</text:p>
      <text:p text:style-name="P13"><text:tab/><text:tab/>printf("Переместим часть строки\n");</text:p>
      <text:p text:style-name="P13"><text:tab/><text:tab/>memorymove(a+x-1,a+y-1,l);</text:p>
      <text:p text:style-name="P13"><text:tab/><text:tab/>printf("Получившиеся строка: %s\n",a);</text:p>
      <text:p text:style-name="P13"><text:tab/><text:tab/>// Saving ending time</text:p>
      <text:p text:style-name="P13"><text:tab/><text:tab/>end = clock();</text:p>
      <text:p text:style-name="P13"><text:tab/><text:tab/>// Get execution time</text:p>
      <text:p text:style-name="P13"><text:tab/><text:tab/>cpu_time_used1 = ((double) (end - start));</text:p>
      <text:p text:style-name="P13"><text:tab/><text:tab/>printf("Операции выполнились за %f милисекунд\n",cpu_time_used1);</text:p>
      <text:p text:style-name="P13"><text:tab/><text:tab/>// Saving starting time</text:p>
      <text:p text:style-name="P13"><text:tab/><text:tab/>start = clock();</text:p>
      <text:p text:style-name="P13"><text:tab/><text:tab/>printf("Воспользуемся самодельными функциями\n");</text:p>
      <text:p text:style-name="P13"><text:tab/><text:tab/>// Move memory block from x to y</text:p>
      <text:p text:style-name="P13"><text:tab/><text:tab/>printf("Переместим часть строки\n");</text:p>
      <text:p text:style-name="P13"><text:tab/><text:tab/>memmove(b+x-1,b+y-1,l);</text:p>
      <text:p text:style-name="P13"><text:tab/><text:tab/>printf("Получившиеся строка: %s\n",b);</text:p>
      <text:p text:style-name="P13"><text:tab/><text:tab/>// Saving ending time</text:p>
      <text:p text:style-name="P13"><text:tab/><text:tab/>end = clock();</text:p>
      <text:p text:style-name="P13"><text:tab/><text:tab/>// Get execution time</text:p>
      <text:p text:style-name="P13"><text:tab/><text:tab/>cpu_time_used2 = ((double) (end - start));</text:p>
      <text:p text:style-name="P13"><text:tab/><text:tab/>// Show debug data</text:p>
      <text:p text:style-name="P13"><text:tab/><text:tab/>printf("Операции выполнились за %f милисекунд\n",cpu_time_used2);</text:p>
      <text:p text:style-name="P13"><text:tab/><text:tab/>printf("Производительность уменьшилась в %f\n",cpu_time_used1/cpu_time_used2);</text:p>
      <text:p text:style-name="P13"><text:tab/>}</text:p>
      <text:p text:style-name="P13"><text:tab/>// Exit</text:p>
      <text:p text:style-name="P13"><text:tab/>free(a);</text:p>
      <text:p text:style-name="P13"><text:tab/>return 0;</text:p>
      <text:p text:style-name="P13">}</text:p>
      <text:list xml:id="list194514210646893" text:continue-numbering="true" text:style-name="L1">
        <text:list-item>
          <text:p text:style-name="P11">Опис інтерфейсу програми:</text:p>
          <text:list>
            <text:list-item>
              <text:p text:style-name="P12">Вибір функції яку ми бажаємо перевірити або вихід</text:p>
            </text:list-item>
            <text:list-item>
              <text:p text:style-name="P12">Вхід будь-якого рядка.</text:p>
            </text:list-item>
            <text:list-item>
              <text:p text:style-name="P12">Якщо вибрати в пункті 1 <text:span text:style-name="T2">strcpy, </text:span>то виконається така послідовність дій:</text:p>
              <text:list>
                <text:list-item>
                  <text:p text:style-name="P2"><text:span text:style-name="T3">Рядок який ми внесли копіюється у string1, а string1 в string2</text:span></text:p>
                </text:list-item>
                <text:list-item>
                  <text:p text:style-name="P2"><text:span text:style-name="T3">виконується це за допомогою стандартних функцій а також за допомогою функцій зроблених власноручно і перевіряється швидкість виконання обох способів і виводиться </text:span><text:bookmark text:name="result_box"/><text:span text:style-name="T4">відношення</text:span><text:span text:style-name="T3"> </text:span><text:soft-page-break/><text:span text:style-name="T3">швидкостей.</text:span></text:p>
                </text:list-item>
              </text:list>
            </text:list-item>
            <text:list-item>
              <text:p text:style-name="P12">Якщо вибрати в пункті 1 <text:span text:style-name="T2">memmove, </text:span>то виконається така послідовність дій:</text:p>
              <text:list>
                <text:list-item>
                  <text:p text:style-name="P12">Рядок який ввели дублюється.</text:p>
                </text:list-item>
                <text:list-item>
                  <text:p text:style-name="P12">Виконується запит даних необхідних для роботи програми.</text:p>
                </text:list-item>
                <text:list-item>
                  <text:p text:style-name="P12">І виконується послідовність дій як у пункті 3.2 </text:p>
                </text:list-item>
              </text:list>
            </text:list-item>
          </text:list>
        </text:list-item>
        <text:list-item>
          <text:p text:style-name="P1">Опис тестових прикладів:</text:p>
        </text:list-item>
      </text:list>
      <text:p text:style-name="P13">Выберете фукцию:</text:p>
      <text:p text:style-name="P13">1. strcpy()</text:p>
      <text:p text:style-name="P13">2. memmove()</text:p>
      <text:p text:style-name="P13">3. exit()</text:p>
      <text:p text:style-name="P13">1</text:p>
      <text:p text:style-name="P13">Введите строку: asdfghj</text:p>
      <text:p text:style-name="P13">Воспользуемся самодельными функциями</text:p>
      <text:p text:style-name="P13">Копируем введенную строчку в string1</text:p>
      <text:p text:style-name="P13">Копируем string1 в string2</text:p>
      <text:p text:style-name="P13">string1: asdfghj</text:p>
      <text:p text:style-name="P13">string2: asdfghj</text:p>
      <text:p text:style-name="P13">Операции выполнились за 72.000000 милисекунд</text:p>
      <text:p text:style-name="P13">Воспользуемся стандартными функциями</text:p>
      <text:p text:style-name="P13">Копируем введенную строчку в string1</text:p>
      <text:p text:style-name="P13">Копируем string1 в string2</text:p>
      <text:p text:style-name="P13">string1: asdfghj</text:p>
      <text:p text:style-name="P13">string2: asdfghj</text:p>
      <text:p text:style-name="P13">Операции выполнились за 37.000000 милисекунд</text:p>
      <text:p text:style-name="P13">Производительность уменьшилась в 1.945946</text:p>
      <text:p text:style-name="P13"/>
      <text:p text:style-name="P13"/>
      <text:p text:style-name="P13">Выберете фукцию:</text:p>
      <text:p text:style-name="P13">1. strcpy()</text:p>
      <text:p text:style-name="P13">2. memmove()</text:p>
      <text:p text:style-name="P13">3. exit()</text:p>
      <text:p text:style-name="P13">2</text:p>
      <text:p text:style-name="P13">Введите строку: asdfgh</text:p>
      <text:p text:style-name="P13">Введите позицию блока которую хотите заменить: 2</text:p>
      <text:p text:style-name="P13">Введите позицию блока с помощью которой хотите заменить: 3</text:p>
      <text:p text:style-name="P13">Введите длину блока: 2</text:p>
      <text:p text:style-name="P13">Воспользуемся самодельными функциями</text:p>
      <text:p text:style-name="P13">Переместим часть строки</text:p>
      <text:p text:style-name="P13">Получившиеся строка: adffgh</text:p>
      <text:p text:style-name="P13">Операции выполнились за 123.000000 милисекунд</text:p>
      <text:p text:style-name="P13">Воспользуемся самодельными функциями</text:p>
      <text:p text:style-name="P13">Переместим часть строки</text:p>
      <text:p text:style-name="P13">Получившиеся строка: adffgh</text:p>
      <text:p text:style-name="P13">Операции выполнились за 58.000000 милисекунд</text:p>
      <text:p text:style-name="P13">Производительность уменьшилась в 2.1206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00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3-10T19:45:01.699838987</dc:date>
    <meta:editing-duration>PT10H22M47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6" meta:paragraph-count="269" meta:word-count="1401" meta:character-count="9459" meta:non-whitespace-character-count="8009"/>
  </office:meta>
</office:document-meta>
</file>